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158466"/>
    </style:style>
    <style:style style:name="T19" style:family="text">
      <style:text-properties fo:color="#ed4c05"/>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ff5429"/>
    </style:style>
    <style:style style:name="T30" style:family="text">
      <style:text-properties fo:color="#b85c00"/>
    </style:style>
    <style:style style:name="T31" style:family="text">
      <style:text-properties fo:color="#ea7500"/>
    </style:style>
    <style:style style:name="T32" style:family="text">
      <style:text-properties fo:color="#ff9900"/>
    </style:style>
    <style:style style:name="T33" style:family="text">
      <style:text-properties fo:color="#d62e4e"/>
    </style:style>
    <style:style style:name="T34" style:family="text">
      <style:text-properties fo:color="#81d41a"/>
    </style:style>
    <style:style style:name="T35" style:family="text">
      <style:text-properties fo:color="#ff8000"/>
    </style:style>
    <style:style style:name="T36" style:family="text">
      <style:text-properties fo:color="#111111"/>
    </style:style>
    <style:style style:name="T37" style:family="text">
      <style:text-properties fo:color="#669900"/>
    </style:style>
    <style:style style:name="T38" style:family="text">
      <style:text-properties fo:color="#cc9900"/>
    </style:style>
    <style:style style:name="T39" style:family="text">
      <style:text-properties fo:color="#996633"/>
    </style:style>
    <style:style style:name="T40"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5.7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8">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8">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9">(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9">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79.89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8">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8">،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سالمی، [درون سالمی]</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درون سالمی</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0">ہم حرارت خط،</text:span> <text:span text:style-name="T18">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1">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3">غیر محتاط طور پر</text:span> ،<text:span text:style-name="T18">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2">،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4">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8">، [</text:span><text:span text:style-name="T27">خالی حال،غیر خالی حال]</text:span><text:span text:style-name="T18">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8">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8">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18">معیاری عمودی، </text:span><text:span text:style-name="T35">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5">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6">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7">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8">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8">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9">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8">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8">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1">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8">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8">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2">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9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1">00/00/0000</text:date>, <text:time style:data-style-name="N2" text:time-value="11:41:34.213619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1T16:08:11.032867833</dc:date>
    <meta:editing-duration>P98DT12H10M27S</meta:editing-duration>
    <meta:editing-cycles>4323</meta:editing-cycles>
    <meta:generator>LibreOffice/6.4.7.2$Linux_X86_64 LibreOffice_project/40$Build-2</meta:generator>
    <meta:document-statistic meta:table-count="3" meta:cell-count="69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